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1F3000001352A062923.svm" manifest:media-type=""/>
  <manifest:file-entry manifest:full-path="Pictures/200000010000020D000001642F8758DC.svm" manifest:media-type=""/>
  <manifest:file-entry manifest:full-path="Pictures/20000001000000BB000000E5B89C68BD.svm" manifest:media-type=""/>
  <manifest:file-entry manifest:full-path="Pictures/200000020000052F00000258BEB2D8CF.eps" manifest:media-type=""/>
  <manifest:file-entry manifest:full-path="Pictures/10000000000000200000002000309F1C.png" manifest:media-type="image/png"/>
  <manifest:file-entry manifest:full-path="Pictures/200000010000028B000001642D283E11.svm" manifest:media-type=""/>
  <manifest:file-entry manifest:full-path="Pictures/200000010000010F000000F2CD2953B9.svm" manifest:media-type=""/>
  <manifest:file-entry manifest:full-path="Pictures/20000001000001F30000016466353F03.svm" manifest:media-type=""/>
  <manifest:file-entry manifest:full-path="Pictures/20000001000000D400000103D65A644B.svm" manifest:media-type=""/>
  <manifest:file-entry manifest:full-path="Pictures/2000000100000363000001A70204D912.svm" manifest:media-type=""/>
  <manifest:file-entry manifest:full-path="Pictures/200000010000010B000000D876D0577E.svm" manifest:media-type=""/>
  <manifest:file-entry manifest:full-path="Pictures/2000000100000124000000D835B2CD1B.svm" manifest:media-type=""/>
  <manifest:file-entry manifest:full-path="Pictures/200000010000029C00000164AB92738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C_{g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C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gs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C_{gd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m v_{gs}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74cm" svg:height="3.047cm" svg:x="3.05cm" svg:y="0.697cm">
          <draw:image xlink:href="Pictures/200000020000052F00000258BEB2D8CF.eps" xlink:type="simple" xlink:show="embed" xlink:actuate="onLoad">
            <text:p/>
          </draw:image>
        </draw:frame>
        <draw:frame draw:style-name="gr2" draw:text-style-name="P1" draw:layer="layout" svg:width="0.223cm" svg:height="0.274cm" svg:x="6.268cm" svg:y="3.344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319cm" svg:height="0.258cm" svg:x="3.717cm" svg:y="2.264cm">
          <draw:image xlink:href="Pictures/200000010000010B000000D876D0577E.svm" xlink:type="simple" xlink:show="embed" xlink:actuate="onLoad">
            <text:p/>
          </draw:image>
        </draw:frame>
        <draw:frame draw:style-name="gr4" draw:text-style-name="P1" draw:layer="layout" svg:width="0.349cm" svg:height="0.258cm" svg:x="8.913cm" svg:y="2.264cm">
          <draw:image xlink:href="Pictures/2000000100000124000000D835B2CD1B.svm" xlink:type="simple" xlink:show="embed" xlink:actuate="onLoad">
            <text:p/>
          </draw:image>
        </draw:frame>
        <draw:frame draw:style-name="gr5" draw:text-style-name="P1" draw:layer="layout" svg:width="0.253cm" svg:height="0.31cm" svg:x="3.442cm" svg:y="0.387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04cm" svg:height="0.31cm" svg:x="6.388cm" svg:y="0.387cm">
          <draw:image xlink:href="Pictures/20000001000000FE0000010314D69F58.svm" xlink:type="simple" xlink:show="embed" xlink:actuate="onLoad">
            <text:p/>
          </draw:image>
        </draw:frame>
        <draw:frame draw:style-name="gr7" draw:text-style-name="P1" draw:layer="layout" svg:width="0.324cm" svg:height="0.289cm" svg:x="9.223cm" svg:y="0.398cm">
          <draw:image xlink:href="Pictures/200000010000010F000000F2CD2953B9.svm" xlink:type="simple" xlink:show="embed" xlink:actuate="onLoad">
            <text:p/>
          </draw:image>
        </draw:frame>
        <draw:frame draw:style-name="gr8" draw:text-style-name="P1" draw:layer="layout" svg:width="0.524cm" svg:height="0.355cm" svg:x="6.734cm" svg:y="1.391cm">
          <draw:image xlink:href="Pictures/200000010000020D000001642F8758DC.svm" xlink:type="simple" xlink:show="embed" xlink:actuate="onLoad">
            <text:p/>
          </draw:image>
        </draw:frame>
        <draw:frame draw:style-name="gr9" draw:text-style-name="P1" draw:layer="layout" svg:width="0.498cm" svg:height="0.355cm" svg:x="5.557cm" svg:y="1.391cm">
          <draw:image xlink:href="Pictures/20000001000001F30000016466353F03.svm" xlink:type="simple" xlink:show="embed" xlink:actuate="onLoad">
            <text:p/>
          </draw:image>
        </draw:frame>
        <draw:frame draw:style-name="gr10" draw:text-style-name="P1" draw:layer="layout" svg:width="0.78cm" svg:height="0.426cm" svg:x="4.356cm" svg:y="1.355cm">
          <draw:image xlink:href="Pictures/200000010000028B000001642D283E11.svm" xlink:type="simple" xlink:show="embed" xlink:actuate="onLoad">
            <text:p/>
          </draw:image>
        </draw:frame>
        <draw:frame draw:style-name="gr11" draw:text-style-name="P1" draw:layer="layout" svg:width="0.667cm" svg:height="0.355cm" svg:x="7.965cm" svg:y="1.357cm">
          <draw:image xlink:href="Pictures/200000010000029C00000164AB927388.svm" xlink:type="simple" xlink:show="embed" xlink:actuate="onLoad">
            <text:p/>
          </draw:image>
        </draw:frame>
        <draw:frame draw:style-name="gr12" draw:text-style-name="P1" draw:layer="layout" svg:width="0.598cm" svg:height="0.37cm" svg:x="7.913cm" svg:y="3.056cm">
          <draw:image xlink:href="Pictures/20000001000001F3000001352A062923.svm" xlink:type="simple" xlink:show="embed" xlink:actuate="onLoad">
            <text:p/>
          </draw:image>
        </draw:frame>
        <draw:frame draw:style-name="gr13" draw:text-style-name="P1" draw:layer="layout" svg:width="1.039cm" svg:height="0.506cm" svg:x="6.011cm" svg:y="2.478cm">
          <draw:image xlink:href="Pictures/2000000100000363000001A70204D91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1:06:26</meta:creation-date>
    <meta:editing-duration>PT1H56M2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2T13:03:41</dc:date>
    <dc:creator>kkk </dc:creator>
    <meta:document-statistic meta:object-count="13"/>
    <meta:template xlink:type="simple" xlink:actuate="onRequest" xlink:title="kkkFigures" xlink:href="../../../../../.libreoffice/3/user/template/kkkFigures.otg" meta:date="2014-08-12T11:06:25"/>
  </office:meta>
</office:document-meta>
</file>